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font-name="Liberation Mono" fo:font-size="10pt" fo:font-style="italic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break-befor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9" style:family="paragraph" style:parent-style-name="Horizontal_20_Line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0" style:family="paragraph" style:parent-style-name="Heading_20_3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1" style:family="paragraph" style:parent-style-name="Heading_20_2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fo:color="#a52a2a"/>
    </style:style>
    <style:style style:name="T4" style:family="text">
      <style:text-properties fo:color="#0000c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contiene varios elementos para definir texto con un significado especial.</text:p>
      <text:p text:style-name="P1">Ejemplo</text:p>
      <text:p text:style-name="P1"/>
      <text:p text:style-name="P1">Este texto esta en negrita</text:p>
      <text:p text:style-name="P1"/>
      <text:p text:style-name="P1">Este texto está en cursiva.</text:p>
      <text:p text:style-name="P1"/>
      <text:p text:style-name="P1">Esto es subíndice y superíndice</text:p>
      <text:p text:style-name="P1">Elementos de formato HTML</text:p>
      <text:p text:style-name="P1"/>
      <text:p text:style-name="P1">Los elementos de formato fueron diseñados para mostrar tipos especiales de texto:</text:p>
      <text:p text:style-name="P1"/>
      <text:p text:style-name="P1"><text:s text:c="4"/>b - Texto en negrita</text:p>
      <text:p text:style-name="P1"><text:s text:c="4"/>fuerte - Texto importante</text:p>
      <text:p text:style-name="P1"><text:s text:c="4"/>i - Texto en cursiva</text:p>
      <text:p text:style-name="P1"><text:s text:c="4"/>em - Texto enfatizado</text:p>
      <text:p text:style-name="P1"><text:s text:c="4"/>marca - Texto marcado</text:p>
      <text:p text:style-name="P1"><text:s text:c="4"/>pequeño - Texto pequeño</text:p>
      <text:p text:style-name="P1"><text:s text:c="4"/>del - Texto eliminado</text:p>
      <text:p text:style-name="P1"><text:s text:c="4"/>ins - Texto insertado</text:p>
      <text:p text:style-name="P1"><text:s text:c="4"/>sub - Texto del subíndice</text:p>
      <text:p text:style-name="P1"><text:s text:c="4"/>sup - Texto en superíndice</text:p>
      <text:p text:style-name="P1"/>
      <text:p text:style-name="P1">HTML by elementos fuertes</text:p>
      <text:p text:style-name="P1"/>
      <text:p text:style-name="P1">El elemento HTML b define texto en negrita, sin ninguna importancia adicional.</text:p>
      <text:p text:style-name="P1">Ejemplo</text:p>
      <text:p text:style-name="P1">bEste texto está en negrita / b</text:p>
      <text:p text:style-name="P1"/>
      <text:p text:style-name="P1">El elemento fuerte HTML define texto fuerte, con una importancia semántica 'fuerte' añadida.</text:p>
      <text:p text:style-name="P1">Ejemplo</text:p>
      <text:p text:style-name="P1">fuerte Este texto es fuerte / fuerte</text:p>
      <text:p text:style-name="P1">Elementos HTML i y em</text:p>
      <text:p text:style-name="P1"/>
      <text:p text:style-name="P1">El elemento HTML i define texto en cursiva, sin ninguna importancia adicional.</text:p>
      <text:p text:style-name="P1">Ejemplo</text:p>
      <text:p text:style-name="P1">Este texto está en cursiva / i</text:p>
      <text:p text:style-name="P1"/>
      <text:p text:style-name="P1">El elemento HTML em define texto enfatizado, con una importancia semántica adicional.</text:p>
      <text:p text:style-name="P1">Ejemplo</text:p>
      <text:p text:style-name="P1">emEste texto está enfatizado / em</text:p>
      <text:p text:style-name="P1"/>
      <text:p text:style-name="P1">Nota: Los navegadores se muestran fuertes como b, y em como i. Sin embargo, hay una diferencia en el significado de estas etiquetas: byi define texto en negrita y cursiva, pero strong y em significa que el texto es 'importante'.</text:p>
      <text:p text:style-name="P1">Elemento pequeño HTML</text:p>
      <text:p text:style-name="P1"/>
      <text:p text:style-name="P1">El elemento pequeño HTML define texto más pequeño:</text:p>
      <text:p text:style-name="P1">Ejemplo</text:p>
      <text:p text:style-name="P1">h2HTML smallSmall / small Formatting / h2</text:p>
      <text:p text:style-name="P1">Elemento de marca HTML</text:p>
      <text:p text:style-name="P1"/>
      <text:p text:style-name="P1">El elemento de marca HTML define texto marcado / resaltado:</text:p>
      <text:p text:style-name="P1">Ejemplo</text:p>
      <text:p text:style-name="P1">h2HTML markMarked / mark Formatting / h2</text:p>
      <text:p text:style-name="P1">HTML del Element</text:p>
      <text:p text:style-name="P1"/>
      <text:p text:style-name="P1">El elemento HTML del define el texto eliminado / eliminado.</text:p>
      <text:p text:style-name="P1">Ejemplo</text:p>
      <text:p text:style-name="P1">pMi color favorito es delblue / del red./p</text:p>
      <text:p text:style-name="P1">Elemento HTML ins</text:p>
      <text:p text:style-name="P1"><text:soft-page-break/></text:p>
      <text:p text:style-name="P1">El elemento HTML ins define el texto insertado / agregado.</text:p>
      <text:p text:style-name="P1">Ejemplo</text:p>
      <text:p text:style-name="P1">pMi inscolor / ins favorito es rojo./p</text:p>
      <text:p text:style-name="P1">Subelemento HTML</text:p>
      <text:p text:style-name="P1"/>
      <text:p text:style-name="P1">El subelemento HTML define el texto suscrito.</text:p>
      <text:p text:style-name="P1">Ejemplo</text:p>
      <text:p text:style-name="P1">pEste es un subsubcripto / subtexto./p</text:p>
      <text:p text:style-name="P1">Elemento sup HTML</text:p>
      <text:p text:style-name="P1"/>
      <text:p text:style-name="P1">El elemento sup HTML define texto superíndice.</text:p>
      <text:p text:style-name="P1">Ejemplo</text:p>
      <text:p text:style-name="P1">pEsto es un texto superpuesto / sup./p</text:p>
      <text:p text:style-name="P1"/>
      <text:p text:style-name="P4"/>
      <text:p text:style-name="P4"/>
      <text:p text:style-name="P4"/>
      <text:p text:style-name="P8">HTML contains several elements for defining text with a special meaning.</text:p>
      <text:p text:style-name="P9"/>
      <text:h text:style-name="P10" text:outline-level="3">Example</text:h>
      <text:p text:style-name="P4">This text is bold</text:p>
      <text:p text:style-name="P3">This text is italic</text:p>
      <text:p text:style-name="P4">This is<text:span text:style-name="T1"> subscript</text:span> and <text:span text:style-name="T2">superscript</text:span></text:p>
      <text:p text:style-name="P9"/>
      <text:h text:style-name="P11" text:outline-level="2">HTML Formatting Elements</text:h>
      <text:p text:style-name="P4">Formatting elements were designed to display special types of text:</text:p>
      <text:list xml:id="list3370467937" text:style-name="L1">
        <text:list-item>
          <text:p text:style-name="P6"><text:span text:style-name="Source_20_Text"><text:span text:style-name="T8">&lt;b&gt;</text:span></text:span><text:span text:style-name="T8"> - Bold text </text:span></text:p>
        </text:list-item>
        <text:list-item>
          <text:p text:style-name="P6"><text:span text:style-name="Source_20_Text"><text:span text:style-name="T8">&lt;strong&gt;</text:span></text:span><text:span text:style-name="T8"> - Important text </text:span></text:p>
        </text:list-item>
        <text:list-item>
          <text:p text:style-name="P6"><text:span text:style-name="Source_20_Text"><text:span text:style-name="T8">&lt;i&gt;</text:span></text:span><text:span text:style-name="T8"> - Italic text </text:span></text:p>
        </text:list-item>
        <text:list-item>
          <text:p text:style-name="P6"><text:span text:style-name="Source_20_Text"><text:span text:style-name="T8">&lt;em&gt;</text:span></text:span><text:span text:style-name="T8"> - Emphasized text </text:span></text:p>
        </text:list-item>
        <text:list-item>
          <text:p text:style-name="P6"><text:span text:style-name="Source_20_Text"><text:span text:style-name="T8">&lt;mark&gt;</text:span></text:span><text:span text:style-name="T8"> - Marked text </text:span></text:p>
        </text:list-item>
        <text:list-item>
          <text:p text:style-name="P6"><text:span text:style-name="Source_20_Text"><text:span text:style-name="T8">&lt;small&gt;</text:span></text:span><text:span text:style-name="T8"> - Small text </text:span></text:p>
        </text:list-item>
        <text:list-item>
          <text:p text:style-name="P6"><text:span text:style-name="Source_20_Text"><text:span text:style-name="T8">&lt;del&gt;</text:span></text:span><text:span text:style-name="T8"> - Deleted text </text:span></text:p>
        </text:list-item>
        <text:list-item>
          <text:p text:style-name="P6"><text:span text:style-name="Source_20_Text"><text:span text:style-name="T8">&lt;ins&gt;</text:span></text:span><text:span text:style-name="T8"> - Inserted text </text:span></text:p>
        </text:list-item>
        <text:list-item>
          <text:p text:style-name="P6"><text:span text:style-name="Source_20_Text"><text:span text:style-name="T8">&lt;sub&gt;</text:span></text:span><text:span text:style-name="T8"> - Subscript text </text:span></text:p>
        </text:list-item>
        <text:list-item>
          <text:p text:style-name="P2"><text:span text:style-name="Source_20_Text"><text:span text:style-name="T8">&lt;sup&gt;</text:span></text:span><text:span text:style-name="T8"> - Superscript text </text:span></text:p>
        </text:list-item>
      </text:list>
      <text:p text:style-name="P9"/>
      <text:h text:style-name="P11" text:outline-level="2">HTML &lt;b&gt; and &lt;strong&gt; Elements</text:h>
      <text:p text:style-name="Text_20_body"><text:span text:style-name="T8">The HTML </text:span><text:span text:style-name="Source_20_Text"><text:span text:style-name="T8">&lt;b&gt;</text:span></text:span><text:span text:style-name="T8"> element defines bold text, without any extra importance.</text:span></text:p>
      <text:h text:style-name="P10" text:outline-level="3">Example</text:h>
      <text:p text:style-name="P4"><text:span text:style-name="T4">&lt;</text:span><text:span text:style-name="T3">b</text:span><text:span text:style-name="T4">&gt;</text:span>This text is bold<text:span text:style-name="T4">&lt;</text:span><text:span text:style-name="T3">/b</text:span><text:span text:style-name="T4">&gt;</text:span> </text:p>
      <text:p text:style-name="Text_20_body"><text:span text:style-name="T8">The HTML </text:span><text:span text:style-name="Source_20_Text"><text:span text:style-name="T8">&lt;strong&gt;</text:span></text:span><text:span text:style-name="T8"> element defines strong text, with added semantic "strong" importance.</text:span></text:p>
      <text:h text:style-name="P10" text:outline-level="3">Example</text:h>
      <text:p text:style-name="P7"><text:span text:style-name="T4">&lt;</text:span><text:span text:style-name="T3">strong</text:span><text:span text:style-name="T4">&gt;</text:span>This text is strong<text:span text:style-name="T4">&lt;</text:span><text:span text:style-name="T3">/strong</text:span><text:span text:style-name="T4">&gt;</text:span> </text:p>
      <text:p text:style-name="P9"/>
      <text:section text:style-name="Sect1" text:name="midcontentadcontainer">
        <text:p text:style-name="P5"/>
        <text:section text:style-name="Sect1" text:name="snhb-mid_content-0">
          <text:p text:style-name="P5"/>
        </text:section>
      </text:section>
      <text:p text:style-name="P9"/>
      <text:h text:style-name="P11" text:outline-level="2">HTML &lt;i&gt; and &lt;em&gt; Elements</text:h>
      <text:p text:style-name="Text_20_body"><text:span text:style-name="T8">The HTML </text:span><text:span text:style-name="Source_20_Text"><text:span text:style-name="T8">&lt;i&gt;</text:span></text:span><text:span text:style-name="T8"> element defines italic text, without any extra importance.</text:span></text:p>
      <text:h text:style-name="P10" text:outline-level="3">Example</text:h>
      <text:p text:style-name="P4"><text:span text:style-name="T4">&lt;</text:span><text:span text:style-name="T3">i</text:span><text:span text:style-name="T4">&gt;</text:span>This text is italic<text:span text:style-name="T4">&lt;</text:span><text:span text:style-name="T3">/i</text:span><text:span text:style-name="T4">&gt;</text:span> </text:p>
      <text:p text:style-name="Text_20_body"><text:soft-page-break/><text:span text:style-name="T8">The HTML </text:span><text:span text:style-name="Source_20_Text"><text:span text:style-name="T8">&lt;em&gt;</text:span></text:span><text:span text:style-name="T8"> element defines emphasized text, with added semantic importance.</text:span></text:p>
      <text:h text:style-name="P10" text:outline-level="3">Example</text:h>
      <text:p text:style-name="P4"><text:span text:style-name="T4">&lt;</text:span><text:span text:style-name="T3">em</text:span><text:span text:style-name="T4">&gt;</text:span>This text is emphasized<text:span text:style-name="T4">&lt;</text:span><text:span text:style-name="T3">/em</text:span><text:span text:style-name="T4">&gt;</text:span> </text:p>
      <text:p text:style-name="Text_20_body"><text:span text:style-name="Strong_20_Emphasis"><text:span text:style-name="T8">Note:</text:span></text:span><text:span text:style-name="T8"> Browsers display </text:span><text:span text:style-name="Source_20_Text"><text:span text:style-name="T8">&lt;strong&gt;</text:span></text:span><text:span text:style-name="T8"> as </text:span><text:span text:style-name="Source_20_Text"><text:span text:style-name="T8">&lt;b&gt;</text:span></text:span><text:span text:style-name="T8">, and </text:span><text:span text:style-name="Source_20_Text"><text:span text:style-name="T8">&lt;em&gt;</text:span></text:span><text:span text:style-name="T8"> as </text:span><text:span text:style-name="Source_20_Text"><text:span text:style-name="T8">&lt;i&gt;</text:span></text:span><text:span text:style-name="T8">. However, there is a difference in the meaning of these tags: </text:span><text:span text:style-name="Source_20_Text"><text:span text:style-name="T8">&lt;b&gt;</text:span></text:span><text:span text:style-name="T8"> and </text:span><text:span text:style-name="Source_20_Text"><text:span text:style-name="T8">&lt;i&gt;</text:span></text:span><text:span text:style-name="T8"> defines bold and italic text, but </text:span><text:span text:style-name="Source_20_Text"><text:span text:style-name="T8">&lt;strong&gt;</text:span></text:span><text:span text:style-name="T8"> and </text:span><text:span text:style-name="Source_20_Text"><text:span text:style-name="T8">&lt;em&gt;</text:span></text:span><text:span text:style-name="T8"> means that the text is "important".</text:span></text:p>
      <text:p text:style-name="P9"/>
      <text:h text:style-name="P11" text:outline-level="2">HTML &lt;small&gt; Element</text:h>
      <text:p text:style-name="Text_20_body"><text:span text:style-name="T8">The HTML </text:span><text:span text:style-name="Source_20_Text"><text:span text:style-name="T8">&lt;small&gt;</text:span></text:span><text:span text:style-name="T8"> element defines smaller text:</text:span></text:p>
      <text:h text:style-name="P10" text:outline-level="3">Example</text:h>
      <text:p text:style-name="P7"><text:span text:style-name="T4">&lt;</text:span><text:span text:style-name="T3">h2</text:span><text:span text:style-name="T4">&gt;</text:span>HTML <text:span text:style-name="T4">&lt;</text:span><text:span text:style-name="T3">small</text:span><text:span text:style-name="T4">&gt;</text:span>Small<text:span text:style-name="T4">&lt;</text:span><text:span text:style-name="T3">/small</text:span><text:span text:style-name="T4">&gt;</text:span> Formatting<text:span text:style-name="T4">&lt;</text:span><text:span text:style-name="T3">/h2</text:span><text:span text:style-name="T4">&gt;</text:span></text:p>
      <text:p text:style-name="P9"/>
      <text:h text:style-name="P11" text:outline-level="2">HTML &lt;mark&gt; Element</text:h>
      <text:p text:style-name="Text_20_body"><text:span text:style-name="T8">The HTML </text:span><text:span text:style-name="Source_20_Text"><text:span text:style-name="T8">&lt;mark&gt;</text:span></text:span><text:span text:style-name="T8"> element defines marked/highlighted text:</text:span></text:p>
      <text:h text:style-name="P10" text:outline-level="3">Example</text:h>
      <text:p text:style-name="P7"><text:span text:style-name="T4">&lt;</text:span><text:span text:style-name="T3">h2</text:span><text:span text:style-name="T4">&gt;</text:span>HTML <text:span text:style-name="T4">&lt;</text:span><text:span text:style-name="T3">mark</text:span><text:span text:style-name="T4">&gt;</text:span>Marked<text:span text:style-name="T4">&lt;</text:span><text:span text:style-name="T3">/mark</text:span><text:span text:style-name="T4">&gt;</text:span> Formatting<text:span text:style-name="T4">&lt;</text:span><text:span text:style-name="T3">/h2</text:span><text:span text:style-name="T4">&gt;</text:span></text:p>
      <text:p text:style-name="P9"/>
      <text:h text:style-name="P11" text:outline-level="2">HTML &lt;del&gt; Element</text:h>
      <text:p text:style-name="Text_20_body"><text:span text:style-name="T8">The HTML </text:span><text:span text:style-name="Source_20_Text"><text:span text:style-name="T8">&lt;del&gt;</text:span></text:span><text:span text:style-name="T8"> element defines deleted/removed text.</text:span></text:p>
      <text:h text:style-name="P10" text:outline-level="3">Example</text:h>
      <text:p text:style-name="P7"><text:span text:style-name="T4">&lt;</text:span><text:span text:style-name="T3">p</text:span><text:span text:style-name="T4">&gt;</text:span>My favorite color is <text:span text:style-name="T4">&lt;</text:span><text:span text:style-name="T3">del</text:span><text:span text:style-name="T4">&gt;</text:span>blue<text:span text:style-name="T4">&lt;</text:span><text:span text:style-name="T3">/del</text:span><text:span text:style-name="T4">&gt;</text:span> red.<text:span text:style-name="T4">&lt;</text:span><text:span text:style-name="T3">/p</text:span><text:span text:style-name="T4">&gt;</text:span></text:p>
      <text:p text:style-name="P9"/>
      <text:h text:style-name="P11" text:outline-level="2">HTML &lt;ins&gt; Element</text:h>
      <text:p text:style-name="Text_20_body"><text:span text:style-name="T8">The HTML </text:span><text:span text:style-name="Source_20_Text"><text:span text:style-name="T8">&lt;ins&gt;</text:span></text:span><text:span text:style-name="T8"> element defines inserted/added text.</text:span></text:p>
      <text:h text:style-name="P10" text:outline-level="3">Example</text:h>
      <text:p text:style-name="P7"><text:span text:style-name="T4">&lt;</text:span><text:span text:style-name="T3">p</text:span><text:span text:style-name="T4">&gt;</text:span>My favorite <text:span text:style-name="T4">&lt;</text:span><text:span text:style-name="T3">ins</text:span><text:span text:style-name="T4">&gt;</text:span>color<text:span text:style-name="T4">&lt;</text:span><text:span text:style-name="T3">/ins</text:span><text:span text:style-name="T4">&gt;</text:span> is red.<text:span text:style-name="T4">&lt;</text:span><text:span text:style-name="T3">/p</text:span><text:span text:style-name="T4">&gt;</text:span></text:p>
      <text:p text:style-name="P9"/>
      <text:h text:style-name="P11" text:outline-level="2">HTML &lt;sub&gt; Element</text:h>
      <text:p text:style-name="Text_20_body"><text:span text:style-name="T8">The HTML </text:span><text:span text:style-name="Source_20_Text"><text:span text:style-name="T8">&lt;sub&gt;</text:span></text:span><text:span text:style-name="T8"> element defines subscripted text.</text:span></text:p>
      <text:h text:style-name="P10" text:outline-level="3">Example</text:h>
      <text:p text:style-name="P7"><text:span text:style-name="T4">&lt;</text:span><text:span text:style-name="T3">p</text:span><text:span text:style-name="T4">&gt;</text:span>This is <text:span text:style-name="T4">&lt;</text:span><text:span text:style-name="T3">sub</text:span><text:span text:style-name="T4">&gt;</text:span>subscripted<text:span text:style-name="T4">&lt;</text:span><text:span text:style-name="T3">/sub</text:span><text:span text:style-name="T4">&gt;</text:span> text.<text:span text:style-name="T4">&lt;</text:span><text:span text:style-name="T3">/p</text:span><text:span text:style-name="T4">&gt;</text:span></text:p>
      <text:p text:style-name="P9"/>
      <text:h text:style-name="P11" text:outline-level="2">HTML &lt;sup&gt; Element</text:h>
      <text:p text:style-name="Text_20_body"><text:span text:style-name="T8">The HTML </text:span><text:span text:style-name="Source_20_Text"><text:span text:style-name="T8">&lt;sup&gt;</text:span></text:span><text:span text:style-name="T8"> element defines superscripted text.</text:span></text:p>
      <text:h text:style-name="P10" text:outline-level="3"><text:soft-page-break/>Example</text:h>
      <text:p text:style-name="P7"><text:span text:style-name="T4">&lt;</text:span><text:span text:style-name="T3">p</text:span><text:span text:style-name="T4">&gt;</text:span>This is <text:span text:style-name="T4">&lt;</text:span><text:span text:style-name="T3">sup</text:span><text:span text:style-name="T4">&gt;</text:span>superscripted<text:span text:style-name="T4">&lt;</text:span><text:span text:style-name="T3">/sup</text:span><text:span text:style-name="T4">&gt;</text:span> text.<text:span text:style-name="T4">&lt;</text:span><text:span text:style-name="T3">/p</text:span><text:span text:style-name="T4">&g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2:05:26.611164220</meta:creation-date>
    <dc:date>2020-05-12T12:08:47.119949263</dc:date>
    <meta:editing-duration>PT3M35S</meta:editing-duration>
    <meta:editing-cycles>1</meta:editing-cycles>
    <meta:document-statistic meta:table-count="0" meta:image-count="0" meta:object-count="0" meta:page-count="5" meta:paragraph-count="112" meta:word-count="627" meta:character-count="3925" meta:non-whitespace-character-count="3366"/>
    <meta:generator>LibreOffice/6.0.7.3$Linux_X86_64 LibreOffice_project/00m0$Build-3</meta:generator>
  </office:meta>
</office:document-meta>
</file>